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東風ゴシック" svg:font-family="東風ゴシック" style:font-family-generic="roman" style:font-pitch="variable"/>
    <style:font-face style:name="東風ゴシック1" svg:font-family="東風ゴシック" style:font-family-generic="swiss" style:font-pitch="variable"/>
    <style:font-face style:name="東風ゴシック2" svg:font-family="東風ゴシック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これは&lt;&lt;&lt;のサンプルです．</text:p>
      <text:p text:style-name="Standard">単純なテキストのincludeサンプルです．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東風ゴシック" svg:font-family="東風ゴシック" style:font-family-generic="roman" style:font-pitch="variable"/>
    <style:font-face style:name="東風ゴシック1" svg:font-family="東風ゴシック" style:font-family-generic="swiss" style:font-pitch="variable"/>
    <style:font-face style:name="東風ゴシック2" svg:font-family="東風ゴシック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東風ゴシック" fo:font-size="12pt" fo:language="en" fo:country="US" style:letter-kerning="true" style:font-name-asian="東風ゴシック2" style:font-size-asian="10.5pt" style:language-asian="ja" style:country-asian="JP" style:font-name-complex="東風ゴシック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東風ゴシック1" fo:font-size="14pt" style:font-name-asian="東風ゴシック2" style:font-size-asian="14pt" style:font-name-complex="東風ゴシック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meta:creation-date>2007-07-27T03:00:31</meta:creation-date>
    <dc:date>2008-10-14T18:45:00</dc:date>
    <dc:language>en-US</dc:language>
    <meta:editing-cycles>3</meta:editing-cycles>
    <meta:editing-duration>PT2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2" meta:character-count="36"/>
  </office:meta>
</office:document-meta>
</file>